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73.19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130.99pt"/>
    </style:style>
    <style:style style:name="co7" style:family="table-column">
      <style:table-column-properties fo:break-before="auto" style:column-width="60.86pt"/>
    </style:style>
    <style:style style:name="co8" style:family="table-column">
      <style:table-column-properties fo:break-before="auto" style:column-width="58.34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01.79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4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597.3532" calcext:value-type="float">
            <text:p>2597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2.64679999999998" calcext:value-type="float">
            <text:p>3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403.1194" calcext:value-type="float">
            <text:p>2403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-3.11940000000004" calcext:value-type="float">
            <text:p>-3</text:p>
          </table:table-cell>
          <table:table-cell table:style-name="ce55" office:value-type="string" calcext:value-type="string">
            <text:p>Extra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/>
          <table:table-cell table:style-name="ce54" table:formula="of:=SUM([.B10:.B17])" office:value-type="float" office:value="102.258" calcext:value-type="float">
            <text:p>102.2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10:.G17])" office:value-type="float" office:value="94.611" calcext:value-type="float">
            <text:p>94.61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2.5625" calcext:value-type="float">
            <text:p>2.5625</text:p>
          </table:table-cell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4"/>
        </table:table-row>
        <table:table-row table:style-name="ro1">
          <table:table-cell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7.295" calcext:value-type="float">
            <text:p>7.295</text:p>
          </table:table-cell>
          <table:table-cell table:formula="of:=ROUND([.B10]/(8/25.4)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main pulley</text:p>
          </table:table-cell>
          <table:table-cell office:value-type="float" office:value="6.554" calcext:value-type="float">
            <text:p>6.554</text:p>
          </table:table-cell>
          <table:table-cell table:formula="of:=ROUND([.G10]/(8/25.4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.895" calcext:value-type="float">
            <text:p>42.895</text:p>
          </table:table-cell>
          <table:table-cell table:number-columns-repeated="4"/>
          <table:table-cell office:value-type="float" office:value="40.075" calcext:value-type="float">
            <text:p>40.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061" calcext:value-type="float">
            <text:p>6.061</text:p>
          </table:table-cell>
          <table:table-cell table:formula="of:=ROUND([.B12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046" calcext:value-type="float">
            <text:p>6.046</text:p>
          </table:table-cell>
          <table:table-cell table:formula="of:=ROUND([.G12]/(8/25.4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962" calcext:value-type="float">
            <text:p>29.962</text:p>
          </table:table-cell>
          <table:table-cell table:number-columns-repeated="4"/>
          <table:table-cell office:value-type="float" office:value="27.561" calcext:value-type="float">
            <text:p>27.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644" calcext:value-type="float">
            <text:p>1.644</text:p>
          </table:table-cell>
          <table:table-cell table:formula="of:=ROUND([.B14]/(8/25.4)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422" calcext:value-type="float">
            <text:p>1.422</text:p>
          </table:table-cell>
          <table:table-cell table:formula="of:=ROUND([.G14]/(8/25.4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72" calcext:value-type="float">
            <text:p>6.672</text:p>
          </table:table-cell>
          <table:table-cell table:style-name="ce56"/>
          <table:table-cell table:number-columns-repeated="3"/>
          <table:table-cell office:value-type="float" office:value="4.869" calcext:value-type="float">
            <text:p>4.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er</text:p>
          </table:table-cell>
          <table:table-cell office:value-type="float" office:value="2.221" calcext:value-type="float">
            <text:p>2.221</text:p>
          </table:table-cell>
          <table:table-cell table:formula="of:=ROUND([.B16]/(8/25.4)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1.4" calcext:value-type="float">
            <text:p>1.4</text:p>
          </table:table-cell>
          <table:table-cell table:formula="of:=ROUND([.G16]/(8/25.4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08" calcext:value-type="float">
            <text:p>5.508</text:p>
          </table:table-cell>
          <table:table-cell table:number-columns-repeated="4"/>
          <table:table-cell office:value-type="float" office:value="6.684" calcext:value-type="float">
            <text:p>6.684</text:p>
          </table:table-cell>
          <table:table-cell table:style-name="ce56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56"/>
          <table:table-cell table:number-columns-repeated="3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10"/>
        </table:table-row>
        <table:table-row table:style-name="ro1">
          <table:table-cell table:style-name="ce48" office:value-type="string" calcext:value-type="string">
            <text:p>Belt 3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4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6]*25.4" office:value-type="float" office:value="2803.4996" calcext:value-type="float">
            <text:p>2803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2]-[.B25]" office:value-type="float" office:value="-3.49959999999965" calcext:value-type="float">
            <text:p>-3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6]*25.4" office:value-type="float" office:value="2784.4496" calcext:value-type="float">
            <text:p>2784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2]-[.G25]" office:value-type="float" office:value="15.5504000000001" calcext:value-type="float">
            <text:p>16</text:p>
          </table:table-cell>
          <table:table-cell table:style-name="ce55" office:value-type="string" calcext:value-type="string">
            <text:p>Extra</text:p>
          </table:table-cell>
          <table:table-cell/>
        </table:table-row>
        <table:table-row table:style-name="ro1">
          <table:table-cell/>
          <table:table-cell table:style-name="ce54" table:formula="of:=SUM([.B29:.B38])" office:value-type="float" office:value="110.374" calcext:value-type="float">
            <text:p>110.37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9:.G40])" office:value-type="float" office:value="109.624" calcext:value-type="float">
            <text:p>109.62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4"/>
        </table:table-row>
        <table:table-row table:style-name="ro1">
          <table:table-cell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2.828" calcext:value-type="float">
            <text:p>2.828</text:p>
          </table:table-cell>
          <table:table-cell table:formula="of:=ROUND([.B29]/(8/25.4)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ain pulley</text:p>
          </table:table-cell>
          <table:table-cell office:value-type="float" office:value="2.378" calcext:value-type="float">
            <text:p>2.378</text:p>
          </table:table-cell>
          <table:table-cell table:formula="of:=ROUND([.G29]/(8/25.4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58" calcext:value-type="float">
            <text:p>6.858</text:p>
          </table:table-cell>
          <table:table-cell table:number-columns-repeated="4"/>
          <table:table-cell office:value-type="float" office:value="3.461" calcext:value-type="float">
            <text:p>3.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956" calcext:value-type="float">
            <text:p>0.956</text:p>
          </table:table-cell>
          <table:table-cell table:formula="of:=ROUND([.B31]/(8/25.4)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138" calcext:value-type="float">
            <text:p>1.138</text:p>
          </table:table-cell>
          <table:table-cell table:formula="of:=ROUND([.G31]/(8/25.4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.19" calcext:value-type="float">
            <text:p>35.19</text:p>
          </table:table-cell>
          <table:table-cell table:number-columns-repeated="4"/>
          <table:table-cell office:value-type="float" office:value="35.089" calcext:value-type="float">
            <text:p>35.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01" calcext:value-type="float">
            <text:p>6.101</text:p>
          </table:table-cell>
          <table:table-cell table:formula="of:=ROUND([.B33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079" calcext:value-type="float">
            <text:p>6.079</text:p>
          </table:table-cell>
          <table:table-cell table:formula="of:=ROUND([.G33]/(8/25.4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86" calcext:value-type="float">
            <text:p>33.86</text:p>
          </table:table-cell>
          <table:table-cell table:style-name="ce56"/>
          <table:table-cell table:number-columns-repeated="3"/>
          <table:table-cell office:value-type="float" office:value="30.761" calcext:value-type="float">
            <text:p>30.761</text:p>
          </table:table-cell>
          <table:table-cell table:style-name="ce56"/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525" calcext:value-type="float">
            <text:p>0.525</text:p>
          </table:table-cell>
          <table:table-cell table:formula="of:=ROUND([.B35]/(8/25.4)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0.592" calcext:value-type="float">
            <text:p>0.592</text:p>
          </table:table-cell>
          <table:table-cell table:formula="of:=ROUND([.G35]/(8/25.4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616" calcext:value-type="float">
            <text:p>14.616</text:p>
          </table:table-cell>
          <table:table-cell table:number-columns-repeated="4"/>
          <table:table-cell office:value-type="float" office:value="17.881" calcext:value-type="float">
            <text:p>17.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5.979" calcext:value-type="float">
            <text:p>5.979</text:p>
          </table:table-cell>
          <table:table-cell table:formula="of:=ROUND([.B37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5.387" calcext:value-type="float">
            <text:p>5.387</text:p>
          </table:table-cell>
          <table:table-cell table:formula="of:=ROUND([.G37]/(8/25.4)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61" calcext:value-type="float">
            <text:p>3.461</text:p>
          </table:table-cell>
          <table:table-cell table:number-columns-repeated="4"/>
          <table:table-cell office:value-type="float" office:value="6.858" calcext:value-type="float">
            <text:p>6.858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 table:number-rows-repeated="2">
          <table:table-cell table:style-name="ce48"/>
          <table:table-cell table:style-name="ce49"/>
          <table:table-cell table:number-columns-repeated="9"/>
        </table:table-row>
        <table:table-row table:style-name="ro1">
          <table:table-cell table:style-name="ce48"/>
          <table:table-cell table:style-name="ce51"/>
          <table:table-cell table:number-columns-repeated="9"/>
        </table:table-row>
        <table:table-row table:style-name="ro1">
          <table:table-cell/>
          <table:table-cell table:style-name="ce52"/>
          <table:table-cell table:number-columns-repeated="9"/>
        </table:table-row>
        <table:table-row table:style-name="ro1">
          <table:table-cell table:style-name="ce49" table:number-columns-repeated="2"/>
          <table:table-cell table:number-columns-repeated="9"/>
        </table:table-row>
        <table:table-row table:style-name="ro1">
          <table:table-cell table:style-name="ce50"/>
          <table:table-cell table:style-name="ce53"/>
          <table:table-cell table:style-name="ce55"/>
          <table:table-cell table:style-name="ce57"/>
          <table:table-cell table:style-name="ce55"/>
          <table:table-cell table:number-columns-repeated="6"/>
        </table:table-row>
        <table:table-row table:style-name="ro1">
          <table:table-cell/>
          <table:table-cell table:style-name="ce54"/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8"/>
        </table:table-row>
        <table:table-row table:style-name="ro1">
          <table:table-cell table:number-columns-repeated="2"/>
          <table:table-cell table:style-name="ce56"/>
          <table:table-cell table:number-columns-repeated="8"/>
        </table:table-row>
      </table:table>
      <table:table table:name="Coordinates" table:style-name="ta1">
        <table:shapes>
          <draw:frame draw:z-index="0" draw:style-name="gr1" draw:text-style-name="P1" svg:width="389.59pt" svg:height="451.02pt" svg:x="393.34pt" svg:y="17.72pt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20:24:09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9-08-12T22:53:40.940000000</dc:date>
    <meta:editing-duration>P27DT12H21M28S</meta:editing-duration>
    <meta:editing-cycles>182</meta:editing-cycles>
    <meta:generator>LibreOffice/6.0.7.3$Windows_X86_64 LibreOffice_project/dc89aa7a9eabfd848af146d5086077aeed2ae4a5</meta:generator>
    <meta:document-statistic meta:table-count="4" meta:cell-count="4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